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3fe73" officeooo:paragraph-rsid="0003fe73"/>
    </style:style>
    <style:style style:name="P2" style:family="paragraph" style:parent-style-name="Standard">
      <style:paragraph-properties fo:text-align="center" style:justify-single-word="false"/>
      <style:text-properties officeooo:rsid="0003fe73" officeooo:paragraph-rsid="0003fe73"/>
    </style:style>
    <style:style style:name="P3" style:family="paragraph" style:parent-style-name="Standard">
      <style:text-properties fo:font-style="italic" officeooo:rsid="0003fe73" officeooo:paragraph-rsid="0003fe73" style:font-style-asian="italic" style:font-style-complex="italic"/>
    </style:style>
    <style:style style:name="P4" style:family="paragraph" style:parent-style-name="Standard">
      <style:text-properties fo:font-style="normal" officeooo:rsid="0003fe73" officeooo:paragraph-rsid="0003fe73" style:font-style-asian="normal" style:font-style-complex="normal"/>
    </style:style>
    <style:style style:name="P5" style:family="paragraph" style:parent-style-name="Standard">
      <style:text-properties fo:font-style="normal" officeooo:rsid="0005c33d" officeooo:paragraph-rsid="0005c33d" style:font-style-asian="normal" style:font-style-complex="normal"/>
    </style:style>
    <style:style style:name="P6" style:family="paragraph" style:parent-style-name="Standard">
      <style:text-properties officeooo:rsid="0005c33d" officeooo:paragraph-rsid="0005c33d"/>
    </style:style>
    <style:style style:name="P7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8" style:family="paragraph" style:parent-style-name="Standard">
      <style:text-properties officeooo:rsid="00097340" officeooo:paragraph-rsid="00097340"/>
    </style:style>
    <style:style style:name="P9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Menlo-Regular" fo:font-size="14pt" style:font-size-asian="14pt"/>
    </style:style>
    <style:style style:name="P10" style:family="paragraph" style:parent-style-name="Standard">
      <style:text-properties fo:color="#c814c9" style:font-name="Menlo-Regular" fo:font-size="14pt" officeooo:rsid="0005c33d" officeooo:paragraph-rsid="0005c33d" style:font-size-asian="14pt"/>
    </style:style>
    <style:style style:name="P11" style:family="paragraph" style:parent-style-name="Title">
      <style:text-properties officeooo:rsid="0006ceb6"/>
    </style:style>
    <style:style style:name="P12" style:family="paragraph" style:parent-style-name="Standard">
      <style:text-properties fo:color="#400bd9" style:font-name="Menlo-Regular" fo:font-size="14pt" officeooo:paragraph-rsid="0005c33d" style:font-size-asian="14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000000"/>
    </style:style>
    <style:style style:name="T1" style:family="text">
      <style:text-properties officeooo:rsid="0006ceb6"/>
    </style:style>
    <style:style style:name="T2" style:family="text">
      <style:text-properties fo:color="#000000" style:font-name="Menlo-Regular" fo:font-size="14pt" style:font-size-asian="14pt"/>
    </style:style>
    <style:style style:name="T3" style:family="text">
      <style:text-properties fo:color="#c814c9" style:font-name="Menlo-Regular" fo:font-size="14pt" style:font-size-asian="14pt"/>
    </style:style>
    <style:style style:name="T4" style:family="text">
      <style:text-properties fo:color="#b42419" style:font-name="Menlo-Regular" fo:font-size="14pt" style:font-size-asian="14pt"/>
    </style:style>
    <style:style style:name="T5" style:family="text">
      <style:text-properties officeooo:rsid="00079f67"/>
    </style:style>
    <style:style style:name="T6" style:family="text">
      <style:text-properties style:use-window-font-color="true" style:font-name="Menlo-Regular" fo:font-size="14pt" officeooo:rsid="00079f67" style:font-size-asian="14pt"/>
    </style:style>
    <style:style style:name="T7" style:family="text">
      <style:text-properties officeooo:rsid="00097340"/>
    </style:style>
    <style:style style:name="gr1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11in" fo:min-width="0.11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11in" fo:min-width="0.11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draw:fill="none" draw:textarea-horizontal-align="justify" draw:textarea-vertical-align="middle" draw:auto-grow-height="false" fo:min-height="0.472in" fo:min-width="1.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-color="#000000" draw:textarea-horizontal-align="justify" draw:textarea-vertical-align="middle" draw:auto-grow-height="false" fo:min-height="0.061in" fo:min-width="0.4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2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ermutation Intersections</text:p>
      <text:p text:style-name="P2">by Sven Nilsen, 2020</text:p>
      <text:p text:style-name="P1"/>
      <text:p text:style-name="P3">In this paper I show how to <text:span text:style-name="T1">count</text:span> the <text:span text:style-name="T1">intersections</text:span> of function permutations.</text:p>
      <text:p text:style-name="P4"/>
      <text:p text:style-name="P5"><text:span text:style-name="T1">The number of intersections, or inversions, in a </text:span>function permutation <text:span text:style-name="T1">uses the following intuition</text:span>:</text:p>
      <text:p text:style-name="P5"/>
      <text:p text:style-name="P1"><draw:custom-shape text:anchor-type="paragraph" draw:z-index="12" draw:name="Shape3" draw:style-name="gr4" draw:text-style-name="P16" svg:width="1.7504in" svg:height="0.4724in" svg:x="1.2882in" svg:y="0.1661in"><text:p/><draw:enhanced-geometry svg:viewBox="0 0 21600 21600" draw:type="rectangle" draw:enhanced-path="M 0 0 L 21600 0 21600 21600 0 21600 0 0 Z N"/></draw:custom-shape></text:p>
      <text:p text:style-name="P1"><draw:custom-shape text:anchor-type="paragraph" draw:z-index="0" draw:name="Shape1" draw:style-name="gr1" draw:text-style-name="P13" svg:width="0.1835in" svg:height="0.1835in" svg:x="1.472in" svg:y="0.10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1" draw:text-style-name="P13" svg:width="0.1835in" svg:height="0.1835in" svg:x="1.928in" svg:y="0.10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1" draw:text-style-name="P13" svg:width="0.1835in" svg:height="0.1835in" svg:x="2.3217in" svg:y="0.09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1" draw:text-style-name="P13" svg:width="0.1835in" svg:height="0.1835in" svg:x="2.689in" svg:y="0.09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" draw:style-name="gr2" draw:text-style-name="P14" svg:width="0.1835in" svg:height="0.1835in" svg:x="1.472in" svg:y="0.9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" draw:style-name="gr2" draw:text-style-name="P14" svg:width="0.1835in" svg:height="0.1835in" svg:x="1.9181in" svg:y="0.9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1" draw:style-name="gr2" draw:text-style-name="P14" svg:width="0.1835in" svg:height="0.1835in" svg:x="2.3201in" svg:y="0.9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1" draw:style-name="gr2" draw:text-style-name="P14" svg:width="0.1835in" svg:height="0.1835in" svg:x="2.6965in" svg:y="0.9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name="Shape2" draw:style-name="gr3" draw:text-style-name="P15" svg:x1="1.5681in" svg:y1="1.0157in" svg:x2="2.0055in" svg:y2="0.2374in"><text:p/></draw:line><draw:line text:anchor-type="paragraph" draw:z-index="9" draw:name="Shape2" draw:style-name="gr3" draw:text-style-name="P15" svg:x1="2.4165in" svg:y1="1.0331in" svg:x2="1.5681in" svg:y2="0.2374in"><text:p/></draw:line><draw:line text:anchor-type="paragraph" draw:z-index="10" draw:name="Shape2" draw:style-name="gr3" draw:text-style-name="P15" svg:x1="2.8102in" svg:y1="0.202in" svg:x2="2.0055in" svg:y2="1.0331in"><text:p/></draw:line><draw:line text:anchor-type="paragraph" draw:z-index="11" draw:name="Shape2" draw:style-name="gr3" draw:text-style-name="P15" svg:x1="2.4083in" svg:y1="0.202in" svg:x2="2.7665in" svg:y2="1.0331in"><text:p/></draw:line><draw:frame text:anchor-type="paragraph" draw:z-index="13" draw:name="Shape4" draw:style-name="gr5" draw:text-style-name="P17" svg:width="2.8394in" svg:height="0.4315in" svg:x="3.2744in" svg:y="0.0091in"><draw:text-box><text:p>A function’s “right” permutation of `id` is obtained by permuting the outputs</text:p></draw:text-box></draw:frame><draw:custom-shape text:anchor-type="paragraph" draw:z-index="15" draw:name="Shape6" draw:style-name="gr7" draw:text-style-name="P18" svg:width="0.4906in" svg:height="0.1224in" svg:x="2.8102in" svg:y="0.613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6" draw:name="Shape7" draw:style-name="gr8" draw:text-style-name="P17" svg:width="0.9098in" svg:height="0.2717in" svg:x="0.3917in" svg:y="0.9209in"><draw:text-box><text:p>input</text:p></draw:text-box></draw:frame><draw:frame text:anchor-type="paragraph" draw:z-index="17" draw:name="Shape7" draw:style-name="gr8" draw:text-style-name="P17" svg:width="0.9098in" svg:height="0.2717in" svg:x="0.3783in" svg:y="0.0374in"><draw:text-box><text:p>output</text:p></draw:text-box></draw:frame></text:p>
      <text:p text:style-name="P1"/>
      <text:p text:style-name="P1"><draw:frame text:anchor-type="paragraph" draw:z-index="14" draw:name="Shape5" draw:style-name="gr6" draw:text-style-name="P17" svg:width="1.7807in" svg:height="0.576in" svg:x="3.4665in" svg:y="0.1339in"><draw:text-box><text:p>Counting the number of intersecting points between lines</text:p></draw:text-box></draw:frame></text:p>
      <text:p text:style-name="P1"/>
      <text:p text:style-name="P1"/>
      <text:p text:style-name="P1"/>
      <text:p text:style-name="P1"/>
      <text:p text:style-name="P1"/>
      <text:p text:style-name="P6">In the figure above, the number of intersecting points is `3`.</text:p>
      <text:p text:style-name="P6"/>
      <text:p text:style-name="P6">The minimum amount of swaps required to <text:span text:style-name="T5">retrace</text:span> the permutation back to `id`, is the same number as the intersecting points. <text:span text:style-name="T1">Therefore, one can efficiently compute the number of intersections in<text:line-break/>`O(N log N)` time complexity, but at some memory cost to keep track of swaps during retracing:</text:span></text:p>
      <text:p text:style-name="P6"/>
      <text:p text:style-name="P12"><text:tab/>/// Computes the intersections of a permutation.</text:p>
      <text:p text:style-name="P7"><text:span text:style-name="T2"><text:tab/> pub fn intersections</text:span><text:span text:style-name="T3">(</text:span><text:span text:style-name="T2">a: Vec&lt;usize&gt;</text:span><text:span text:style-name="T3">)</text:span><text:span text:style-name="T2"> -&gt; usize </text:span><text:span text:style-name="T3">{</text:span></text:p>
      <text:p text:style-name="P7"><text:span text:style-name="T2"><text:tab/> <text:s text:c="3"/>let mut b = a.clone</text:span><text:span text:style-name="T3">()</text:span><text:span text:style-name="T2">;</text:span></text:p>
      <text:p text:style-name="P7"><text:span text:style-name="T2"><text:tab/> <text:s text:c="3"/>let mut count = </text:span><text:span text:style-name="T4">0</text:span><text:span text:style-name="T2">;</text:span></text:p>
      <text:p text:style-name="P7"><text:span text:style-name="T2"><text:tab/> <text:s text:c="3"/>for i in </text:span><text:span text:style-name="T4">0</text:span><text:span text:style-name="T2">..b.len</text:span><text:span text:style-name="T3">()</text:span><text:span text:style-name="T2"> </text:span><text:span text:style-name="T3">{</text:span></text:p>
      <text:p text:style-name="P7"><text:span text:style-name="T2"><text:tab/> <text:s text:c="7"/></text:span><text:span text:style-name="T6">while</text:span><text:span text:style-name="T2"> b</text:span><text:span text:style-name="T3">[</text:span><text:span text:style-name="T2">i</text:span><text:span text:style-name="T3">]</text:span><text:span text:style-name="T2"> != i </text:span><text:span text:style-name="T3">{</text:span></text:p>
      <text:p text:style-name="P7"><text:span text:style-name="T2"><text:tab/> <text:s text:c="11"/>count += </text:span><text:span text:style-name="T4">1</text:span><text:span text:style-name="T2">;</text:span></text:p>
      <text:p text:style-name="P7"><text:span text:style-name="T2"><text:tab/> <text:s text:c="11"/>let j = b</text:span><text:span text:style-name="T3">[</text:span><text:span text:style-name="T2">i</text:span><text:span text:style-name="T3">]</text:span><text:span text:style-name="T2">;</text:span></text:p>
      <text:p text:style-name="P7"><text:span text:style-name="T2"><text:tab/> <text:s text:c="11"/>b.swap</text:span><text:span text:style-name="T3">(</text:span><text:span text:style-name="T2">i, j</text:span><text:span text:style-name="T3">)</text:span></text:p>
      <text:p text:style-name="P7"><text:span text:style-name="T2"><text:tab/> <text:s text:c="7"/></text:span><text:span text:style-name="T3">}</text:span></text:p>
      <text:p text:style-name="P7"><text:span text:style-name="T2"><text:tab/> <text:s text:c="3"/></text:span><text:span text:style-name="T3">}</text:span></text:p>
      <text:p text:style-name="P9"><text:tab/> <text:s text:c="3"/>count</text:p>
      <text:p text:style-name="P10"><text:tab/>}</text:p>
      <text:p text:style-name="P6"/>
      <text:p text:style-name="P8">The number of intersections plus number of cycles is equal to the sum of the length of cycle orbits.</text:p>
      <text:p text:style-name="P6"/>
      <text:p text:style-name="P6"><text:tab/><text:span text:style-name="T7">intersections(f) + |cycles(f)| = ∑ c : cycles(f) { orbit_len(c) }</text:span></text:p>
      <text:p text:style-name="P6"/>
      <text:p text:style-name="P6">The parity <text:span text:style-name="T5">of a permutation is the `even` property of intersections:</text:span></text:p>
      <text:p text:style-name="P6"/>
      <text:p text:style-name="P6"><text:tab/><text:span text:style-name="T5">f : [intersections] [even] true<text:tab/><text:tab/>“even” permutation</text:span></text:p>
      <text:p text:style-name="P6"><text:tab/><text:span text:style-name="T5">f : [intersections] [even] false<text:tab/><text:tab/>“odd” permut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9:05:24.418598000</meta:creation-date>
    <dc:date>2020-04-27T20:28:19.960733000</dc:date>
    <meta:editing-duration>PT3M44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4" meta:word-count="194" meta:character-count="1212" meta:non-whitespace-character-count="951"/>
  </office:meta>
</office:document-meta>
</file>